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48a" officeooo:paragraph-rsid="0010d4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ntario.</text:p>
      <text:p text:style-name="P1">&lt;br&gt;Abro mi bolso en la estación de autobuses y veo:</text:p>
      <text:p text:style-name="P1">&lt;br&gt;la lluvia emborrachando los árboles hasta el descuido,</text:p>
      <text:p text:style-name="P1">&lt;br&gt;sus bolsillos hambrientos (los de él),</text:p>
      <text:p text:style-name="P1">&lt;br&gt;un pez azul guiñando el ojo</text:p>
      <text:p text:style-name="P1">&lt;br&gt;y convirtiéndose en ave,</text:p>
      <text:p text:style-name="P1">&lt;br&gt;los árboles en sus bolsillos,</text:p>
      <text:p text:style-name="P1">&lt;br&gt;la lluvia guiñando el ojo,</text:p>
      <text:p text:style-name="P1">&lt;br&gt;un pez azul, borracho y hambriento hasta el descuido,</text:p>
      <text:p text:style-name="P1">&lt;br&gt;y a mí misma</text:p>
      <text:p text:style-name="P1">&lt;br&gt;convirtiéndome en a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1:57:23.539349466</meta:creation-date>
    <dc:date>2017-11-04T12:02:56.016925131</dc:date>
    <meta:editing-duration>PT5M34S</meta:editing-duration>
    <meta:editing-cycles>1</meta:editing-cycles>
    <meta:document-statistic meta:table-count="0" meta:image-count="0" meta:object-count="0" meta:page-count="1" meta:paragraph-count="11" meta:word-count="61" meta:character-count="384" meta:non-whitespace-character-count="334"/>
    <meta:generator>LibreOffice/5.1.6.2$Linux_X86_64 LibreOffice_project/10m0$Build-2</meta:generator>
  </office:meta>
</office:document-meta>
</file>